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4d45" officeooo:paragraph-rsid="00034d45"/>
    </style:style>
    <style:style style:name="P2" style:family="paragraph" style:parent-style-name="Standard">
      <style:text-properties officeooo:rsid="00034d45" officeooo:paragraph-rsid="00067fc9"/>
    </style:style>
    <style:style style:name="P3" style:family="paragraph" style:parent-style-name="Standard">
      <style:text-properties fo:color="#6f008a" style:font-name="Consolas" fo:font-size="9.5pt" officeooo:rsid="00034d45" officeooo:paragraph-rsid="00034d45" fo:background-color="#ffffff" style:font-size-asian="9.5pt"/>
    </style:style>
    <style:style style:name="P4" style:family="paragraph" style:parent-style-name="Standard">
      <style:text-properties fo:color="#6f008a" style:font-name="Consolas" fo:font-size="9.5pt" officeooo:rsid="00034d45" officeooo:paragraph-rsid="0009f393" fo:background-color="#ffffff" style:font-size-asian="9.5pt"/>
    </style:style>
    <style:style style:name="P5" style:family="paragraph" style:parent-style-name="Standard">
      <style:text-properties fo:color="#6f008a" style:font-name="Consolas" fo:font-size="9.5pt" officeooo:rsid="0004ad38" officeooo:paragraph-rsid="0004ad38" fo:background-color="#ffffff" style:font-size-asian="9.5pt"/>
    </style:style>
    <style:style style:name="P6" style:family="paragraph" style:parent-style-name="Standard">
      <style:text-properties fo:color="#6f008a" style:font-name="Consolas" fo:font-size="9.5pt" officeooo:rsid="0004ad38" officeooo:paragraph-rsid="0009f393" fo:background-color="#ffffff" style:font-size-asian="9.5pt"/>
    </style:style>
    <style:style style:name="P7" style:family="paragraph" style:parent-style-name="Standard">
      <style:text-properties officeooo:rsid="00034d45" officeooo:paragraph-rsid="0009f393"/>
    </style:style>
    <style:style style:name="P8" style:family="paragraph" style:parent-style-name="Standard">
      <style:text-properties officeooo:paragraph-rsid="0009f393"/>
    </style:style>
    <style:style style:name="T1" style:family="text">
      <style:text-properties fo:color="#6f008a" style:font-name="Consolas" fo:font-size="9.5pt" fo:background-color="#ffffff" loext:char-shading-value="0" style:font-size-asian="9.5pt"/>
    </style:style>
    <style:style style:name="T2" style:family="text">
      <style:text-properties fo:color="#6f008a" style:font-name="Consolas" fo:font-size="9.5pt" officeooo:rsid="00034d45" fo:background-color="#ffffff" loext:char-shading-value="0" style:font-size-asian="9.5pt"/>
    </style:style>
    <style:style style:name="T3" style:family="text">
      <style:text-properties fo:color="#6f008a" style:font-name="Consolas" fo:font-size="9.5pt" officeooo:rsid="0004ad38" fo:background-color="#ffffff" loext:char-shading-value="0" style:font-size-asian="9.5pt"/>
    </style:style>
    <style:style style:name="T4" style:family="text">
      <style:text-properties fo:color="#6f008a" style:font-name="Consolas" fo:font-size="9.5pt" officeooo:rsid="0009f393" fo:background-color="#ffffff" loext:char-shading-value="0" style:font-size-asian="9.5pt"/>
    </style:style>
    <style:style style:name="T5" style:family="text">
      <style:text-properties officeooo:rsid="00067fc9"/>
    </style:style>
    <style:style style:name="T6" style:family="text">
      <style:text-properties officeooo:rsid="0009f3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STEP 01:<text:tab/></text:span><text:span text:style-name="T3">150(DEMO1)</text:span> --&gt; 147<text:span text:style-name="T5">(GHST)’a </text:span><text:s/>mesaj ile başla</text:p>
      <text:p text:style-name="P1"/>
      <text:p text:style-name="P7"><text:span text:style-name="T4">STEP 02:<text:tab/></text:span>145(GW1) mesajı alır. 147’nin hangi GW’de olduğunu bulur.(146 GW2)</text:p>
      <text:p text:style-name="P1"/>
      <text:p text:style-name="P7"><text:span text:style-name="T4">STEP 03:<text:tab/></text:span>145(GW1), 146(GW2) için 149(SRV)den info ister<text:tab/>(<text:span text:style-name="T1">GW_INFO_REQUEST)</text:span></text:p>
      <text:p text:style-name="P3"/>
      <text:p text:style-name="P4"><text:span text:style-name="T6">STEP 04:<text:tab/></text:span>149(SRV), 146(GW2)’e 145(GW1)’in rent mesajını gönderir (GW_PORT_RENT)</text:p>
      <text:p text:style-name="P3"/>
      <text:p text:style-name="P8"><text:span text:style-name="T4">STEP 05:<text:tab/></text:span><text:span text:style-name="T2">146(GW2), 149(SRV)’ye yeni port bağlantısı açar (</text:span><text:span text:style-name="T1">GW_DEVICE_LIST</text:span><text:span text:style-name="T2">)</text:span></text:p>
      <text:p text:style-name="P3"/>
      <text:p text:style-name="P4"><text:span text:style-name="T6">STEP 06:<text:tab/></text:span>149(SRV), 145(GW1)’e info cevabını yollar (GW_INFO_REQUEST)</text:p>
      <text:p text:style-name="P3"/>
      <text:p text:style-name="P7"><text:span text:style-name="T4">STEP 07:<text:tab/></text:span><text:span text:style-name="T1">14</text:span><text:span text:style-name="T3">5</text:span><text:span text:style-name="T1">(GW</text:span><text:span text:style-name="T3">1</text:span><text:span text:style-name="T1">), 149(SRV)’ye yeni port bağlantısı açar (GW_DEVICE_LIST)</text:span></text:p>
      <text:p text:style-name="P3"/>
      <text:p text:style-name="P3">//---------------------------------------------------------------------------------------//</text:p>
      <text:p text:style-name="P3"/>
      <text:p text:style-name="P7"><text:span text:style-name="T4">STEP 08:<text:tab/></text:span><text:span text:style-name="T1">145(GW1), 146(GW2)’</text:span><text:span text:style-name="T3">ye paketin başlığını değiştirip, </text:span><text:span text:style-name="T1">146(GW2) </text:span><text:span text:style-name="T3">anahtarıyla şifreleyerek gönderir (NEW_REMOTE_PACKET)</text:span></text:p>
      <text:p text:style-name="P5"/>
      <text:p text:style-name="P6"><text:span text:style-name="T6">STEP 09:<text:tab/></text:span>146(GW2), 148(DEV1)’e paketi çözüp başlığını değiştirip gönderir</text:p>
      <text:p text:style-name="P5"/>
      <text:p text:style-name="P6"><text:span text:style-name="T6">STEP 10:<text:tab/></text:span>148(DEV1), 146(GW2)’ye cavap verir</text:p>
      <text:p text:style-name="P5"/>
      <text:p text:style-name="P6"><text:span text:style-name="T6">STEP 11:<text:tab/></text:span>146(GW2), 145(GW1)’ye paketin başlığını değiştirip, 145(GW1) anahtarıyla şifreleyerek gönderir (NEW_REMOTE_RESPONSE)</text:p>
      <text:p text:style-name="P5"/>
      <text:p text:style-name="P6"><text:span text:style-name="T6">STEP 12:<text:tab/></text:span>145(GW1), 150(DEMO1)’e paketi çözüp başlığını değiştirip gönderi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tr" fo:country="T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08:10:18.664000000</meta:creation-date>
    <dc:date>2019-09-05T10:10:54.953000000</dc:date>
    <meta:editing-duration>PT26M25S</meta:editing-duration>
    <meta:editing-cycles>5</meta:editing-cycles>
    <meta:generator>LibreOffice/6.2.5.2$Windows_X86_64 LibreOffice_project/1ec314fa52f458adc18c4f025c545a4e8b22c159</meta:generator>
    <meta:document-statistic meta:table-count="0" meta:image-count="0" meta:object-count="0" meta:page-count="1" meta:paragraph-count="13" meta:word-count="114" meta:character-count="1022" meta:non-whitespace-character-count="922"/>
  </office:meta>
</office:document-meta>
</file>